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92A775A81CAB2D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31cm, 3.696cm, 11.378cm, 1.40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28cm" svg:height="20.799cm" svg:x="1.092cm" svg:y="2.592cm">
          <draw:image xlink:href="Pictures/10000000000005E8000007E0B92A775A81CAB2D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2:32.477969176</dc:date>
    <meta:editing-duration>PT3M37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